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8.662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rminaison_c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1">
          <table:table-cell office:value-type="string" calcext:value-type="string">
            <text:p>C2,C3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farnell.com/datasheets/1885653.pdf?_ga=2.166871166.1781278830.1711756205-748110242.1711756205</text:p>
          </table:table-cell>
          <table:table-cell office:value-type="string" calcext:value-type="string">
            <text:p>AAA_Custom:RJ45_MALE-AJP92A88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LED_SMD:LED_0805_2012Metric_Pad1.15x1.40mm_HandSol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30T01:02:17.046077924</dc:date>
    <meta:editing-duration>PT34S</meta:editing-duration>
    <meta:editing-cycles>1</meta:editing-cycles>
    <meta:document-statistic meta:table-count="1" meta:cell-count="32" meta:object-count="0"/>
  </office:meta>
</office:document-meta>
</file>